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7bb06" officeooo:paragraph-rsid="0017bb06"/>
    </style:style>
    <style:style style:name="P2" style:family="paragraph" style:parent-style-name="Standard">
      <style:text-properties officeooo:rsid="0018fe61" officeooo:paragraph-rsid="0018f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ulkové procesory – praktický příklad</text:p>
      <text:p text:style-name="P1"/>
      <text:p text:style-name="P1">1.obyvatelstvo.xls</text:p>
      <text:p text:style-name="P1">-otevřu v excelu</text:p>
      <text:p text:style-name="P1">-vyberu celý řádek s roky a ten pod ním(stav obyvatelstva)</text:p>
      <text:p text:style-name="P1">-ve vložení vyberu graf a vyberu ten co se podobá obrázku</text:p>
      <text:p text:style-name="P1">-po vytvoření ho ctrl+x a ctrl+c vložím na nový list</text:p>
      <text:p text:style-name="P1"/>
      <text:p text:style-name="P1"/>
      <text:p text:style-name="P1">2.seznamy.csv</text:p>
      <text:p text:style-name="P1">-otevřu <text:s/>v excelu</text:p>
      <text:p text:style-name="P1">-kliknu na sloupec A, pravým tlačítkem ho odstraním</text:p>
      <text:p text:style-name="P1">-vytvořím nový sloupec pro školské vzdělání</text:p>
      <text:p text:style-name="P1">-zadám příkaz:</text:p>
      <text:p text:style-name="P1">=IF(L2=1;"ZS";IF(L2=2; "SS";"VS"))</text:p>
      <text:p text:style-name="P2">nebo</text:p>
      <text:p text:style-name="P2">=KDYZ(L2=1;"ZS";KDYZ(L2=2; "SS";"VS"))</text:p>
      <text:p text:style-name="P2">- ten radek s cisly muzu skryt ale neni to povinn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19:10:18.078640016</meta:creation-date>
    <dc:date>2026-04-27T19:21:44.222648824</dc:date>
    <meta:editing-duration>PT1M13S</meta:editing-duration>
    <meta:editing-cycles>1</meta:editing-cycles>
    <meta:document-statistic meta:table-count="0" meta:image-count="0" meta:object-count="0" meta:page-count="1" meta:paragraph-count="15" meta:word-count="75" meta:character-count="504" meta:non-whitespace-character-count="442"/>
    <meta:generator>LibreOffice/26.2.2.2$Linux_X86_64 LibreOffice_project/620$Build-2</meta:generator>
  </office:meta>
</office:document-meta>
</file>